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4" style:family="paragraph" style:parent-style-name="Text_20_body">
      <style:text-properties style:font-name="Arial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P5" style:family="paragraph" style:parent-style-name="Heading_20_2"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6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name-asian="Monospace" style:font-size-asian="12pt" style:font-name-complex="Monospace" style:font-size-complex="12pt"/>
    </style:style>
    <style:style style:name="P10" style:family="paragraph" style:parent-style-name="Table_20_Heading">
      <style:text-properties style:font-name="Arial" fo:font-size="12pt" style:font-name-asian="Monospace" style:font-size-asian="12pt" style:font-name-complex="Monospace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arrative: </text:h>
      <text:p text:style-name="Text_20_body"><text:span text:style-name="T1">In order to</text:span> communicate better</text:p>
      <text:p text:style-name="Text_20_body"><text:span text:style-name="T1">As a</text:span> story writer</text:p>
      <text:p text:style-name="Text_20_body"><text:span text:style-name="T1">I want to</text:span> be able to use ODT format</text:p>
      <text:h text:style-name="P5" text:outline-level="2">Scenario: a plain scenario</text:h>
      <text:p text:style-name="P2"><text:span text:style-name="T1">Given</text:span> a step</text:p>
      <text:p text:style-name="P2"><text:span text:style-name="T1">When</text:span> a step has failed</text:p>
      <text:p text:style-name="P2"><text:span text:style-name="T1">Then</text:span> the scenario is visualized as failed</text:p>
      <text:p text:style-name="P1"/>
      <text:h text:style-name="P6" text:outline-level="2">Scenario: a scenario with a given story</text:h>
      <text:p text:style-name="Text_20_body"/>
      <text:p text:style-name="P3"><text:span text:style-name="T1">GivenStories:</text:span> stories/a_successful_story.odt</text:p>
      <text:p text:style-name="P3"/>
      <text:p text:style-name="P2"><text:span text:style-name="T1">Given</text:span> a step </text:p>
      <text:p text:style-name="P2"><text:span text:style-name="T1">And</text:span> the step is successful</text:p>
      <text:p text:style-name="P2"><text:span text:style-name="T1">Then</text:span> the scenario is visualized as succeeded</text:p>
      <text:p text:style-name="P2"/>
      <text:h text:style-name="P6" text:outline-level="2">Scenario: a scenario with examples</text:h>
      <text:p text:style-name="P4"/>
      <text:p text:style-name="P2"><text:span text:style-name="T1">Given</text:span> a &lt;step&gt; </text:p>
      <text:p text:style-name="P2"><text:span text:style-name="T1">When</text:span> the &lt;step&gt; is executed</text:p>
      <text:p text:style-name="P2"><text:span text:style-name="T1">Then</text:span> the result is &lt;result&gt;</text:p>
      <text:p text:style-name="P2"/>
      <text:p text:style-name="P7">Examples: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0">step</text:p>
            </table:table-cell>
            <table:table-cell table:style-name="Table1.B1" office:value-type="string">
              <text:p text:style-name="P10">result</text:p>
            </table:table-cell>
          </table:table-row>
        </table:table-header-rows>
        <table:table-row>
          <table:table-cell table:style-name="Table1.A2" office:value-type="string">
            <text:p text:style-name="P9">one</text:p>
          </table:table-cell>
          <table:table-cell table:style-name="Table1.B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two</text:p>
          </table:table-cell>
          <table:table-cell table:style-name="Table1.B2" office:value-type="string">
            <text:p text:style-name="P9">2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kbdn </meta:initial-creator>
    <meta:creation-date>2011-01-11T21:20:55</meta:creation-date>
    <dc:date>2011-05-02T23:01:54</dc:date>
    <meta:editing-duration>PT1H51M59S</meta:editing-duration>
    <meta:editing-cycles>18</meta:editing-cycles>
    <meta:generator>LibreOffice/3.3$Unix LibreOffice_project/330m19$Build-202</meta:generator>
    <meta:document-statistic meta:table-count="1" meta:image-count="0" meta:object-count="0" meta:page-count="1" meta:paragraph-count="24" meta:word-count="87" meta:character-count="490"/>
    <dc:creator>bkbdn </dc:creator>
  </office:meta>
</office:document-meta>
</file>